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.494cm"/>
    </style:style>
    <style:style style:name="gr10" style:family="graphic" style:parent-style-name="objectwithoutfill">
      <style:graphic-properties draw:stroke="solid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cm" fo:min-width="7.1cm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" draw:fill="solid" draw:fill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Fine_20_Dashed" svg:stroke-color="#0000ff" draw:fill="none" draw:textarea-vertical-align="middle"/>
    </style:style>
    <style:style style:name="gr17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stroke="solid" draw:stroke-dash="Fine_20_Dashed" draw:marker-start="Arrow" draw:marker-end="Arrow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00ff" fo:font-size="20pt" style:font-size-asian="20pt" style:font-size-complex="20pt"/>
    </style:style>
    <style:style style:name="P5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justify"/>
      <style:text-properties style:use-window-font-color="true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style:text-position="sub 80%"/>
    </style:style>
    <style:style style:name="T3" style:family="text">
      <style:text-properties style:text-position="super 6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.001cm" svg:y1="19.402cm" svg:x2="2.001cm" svg:y2="1.002cm">
          <text:p/>
        </draw:line>
        <draw:line draw:style-name="gr2" draw:text-style-name="P1" draw:layer="layout" svg:x1="2.001cm" svg:y1="19.402cm" svg:x2="26.401cm" svg:y2="19.402cm">
          <text:p/>
        </draw:line>
        <draw:frame draw:style-name="gr3" draw:text-style-name="P2" draw:layer="layout" svg:width="1.065cm" svg:height="1.195cm" svg:x="25.801cm" svg:y="19.602cm">
          <draw:text-box>
            <text:p text:style-name="P2">V</text:p>
          </draw:text-box>
        </draw:frame>
        <draw:frame draw:style-name="gr3" draw:text-style-name="P2" draw:layer="layout" svg:width="1.065cm" svg:height="1.195cm" svg:x="0.736cm" svg:y="1.007cm">
          <draw:text-box>
            <text:p text:style-name="P2">P</text:p>
          </draw:text-box>
        </draw:frame>
        <draw:path draw:style-name="gr4" draw:text-style-name="P1" draw:layer="layout" svg:width="15.945cm" svg:height="14.522cm" draw:transform="skewX (0.711396203112889) rotate (1.43483517806454) translate (3.50099990961496cm 17.1645076732656cm)" svg:viewBox="0 0 15946 14523" svg:d="m0 0c23789-1 13915 14373 13915 14373l150 150">
          <text:p/>
        </draw:path>
        <draw:frame draw:style-name="gr5" draw:text-style-name="P3" draw:layer="layout" svg:width="1.112cm" svg:height="1.2cm" svg:x="7.888cm" svg:y="5.4cm">
          <draw:text-box>
            <text:p text:style-name="P3">C</text:p>
          </draw:text-box>
        </draw:frame>
        <draw:frame draw:style-name="gr6" draw:text-style-name="P4" draw:layer="layout" svg:width="2.805cm" svg:height="1.825cm" svg:x="8.5cm" svg:y="14.975cm">
          <draw:text-box>
            <text:p text:style-name="P4">Liquid+</text:p>
            <text:p text:style-name="P4">vapour</text:p>
          </draw:text-box>
        </draw:frame>
        <draw:frame draw:style-name="gr7" draw:text-style-name="P4" draw:layer="layout" svg:width="2.39cm" svg:height="1.038cm" draw:transform="rotate (1.5707963267949) translate (2.362cm 10cm)">
          <draw:text-box>
            <text:p text:style-name="P4">Liquid</text:p>
          </draw:text-box>
        </draw:frame>
        <draw:line draw:style-name="gr8" draw:text-style-name="P1" draw:layer="layout" svg:x1="14.6cm" svg:y1="11.8cm" svg:x2="4.699cm" svg:y2="11.699cm">
          <text:p/>
        </draw:line>
        <draw:path draw:style-name="gr8" draw:text-style-name="P1" draw:layer="layout" svg:width="7.905cm" svg:height="1.942cm" draw:transform="rotate (-0.726580567605239) translate (16.090620322554cm 10.3478714962879cm)" svg:viewBox="0 0 7906 1943" svg:d="m0 1943c2408 0 7906-1943 7906-1943">
          <text:p/>
        </draw:path>
        <draw:path draw:style-name="gr8" draw:text-style-name="P1" draw:layer="layout" svg:width="5.718cm" svg:height="3.327cm" draw:transform="skewX (0.0146607657167524) rotate (-1.52279977236505) translate (8.72663598490358cm 1.08906286875735cm)" svg:viewBox="0 0 5719 3328" svg:d="m0 3328c5006 0 5719-3328 5719-3328">
          <text:p/>
        </draw:path>
        <draw:path draw:style-name="gr8" draw:text-style-name="P1" draw:layer="layout" svg:width="13.586cm" svg:height="4.028cm" draw:transform="rotate (-0.207170582211727) translate (9cm 6.801cm)" svg:viewBox="0 0 13587 4029" svg:d="m0 0c3883 0 13587 4029 13587 4029">
          <text:p/>
        </draw:path>
        <draw:frame draw:style-name="gr5" draw:text-style-name="P5" draw:layer="layout" svg:width="1.112cm" svg:height="1.2cm" svg:x="2.888cm" svg:y="17.4cm">
          <draw:text-box>
            <text:p text:style-name="P5"><text:span text:style-name="T1">B</text:span></text:p>
          </draw:text-box>
        </draw:frame>
        <draw:frame draw:style-name="gr5" draw:text-style-name="P5" draw:layer="layout" svg:width="1.112cm" svg:height="1.2cm" svg:x="16.488cm" svg:y="17cm">
          <draw:text-box>
            <text:p text:style-name="P5"><text:span text:style-name="T1">D</text:span></text:p>
          </draw:text-box>
        </draw:frame>
        <draw:path draw:style-name="gr8" draw:text-style-name="P1" draw:layer="layout" svg:width="10.098cm" svg:height="0.298cm" draw:transform="rotate (-1.5707963267949) translate (4.69899999999999cm 1.6cm)" svg:viewBox="0 0 10099 299" svg:d="m0 299c8200 0 10099-299 10099-299">
          <text:p/>
        </draw:path>
        <draw:frame draw:style-name="gr9" draw:text-style-name="P6" draw:layer="layout" svg:width="1.6cm" svg:height="1.328cm" svg:x="22cm" svg:y="12.7cm">
          <draw:text-box>
            <text:p text:style-name="P6">T<text:span text:style-name="T2">c</text:span></text:p>
          </draw:text-box>
        </draw:frame>
        <draw:frame draw:style-name="gr9" draw:text-style-name="P6" draw:layer="layout" svg:width="3.2cm" svg:height="1.328cm" svg:x="22cm" svg:y="14.772cm">
          <draw:text-box>
            <text:p text:style-name="P6">T<text:span text:style-name="T2">1</text:span> </text:p>
          </draw:text-box>
        </draw:frame>
        <draw:path draw:style-name="gr10" draw:text-style-name="P1" draw:layer="layout" svg:width="10.9cm" svg:height="3.989cm" draw:transform="rotate (1.42785386105656) translate (3.501cm 17cm)" svg:viewBox="0 0 10901 3990" svg:d="m0 0c11922 1 10878 3990 10878 3990">
          <text:p/>
        </draw:path>
        <draw:custom-shape draw:style-name="gr11" draw:text-style-name="P1" draw:layer="layout" svg:width="0.399cm" svg:height="0.4cm" svg:x="8.6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13.792cm" svg:height="4.075cm" draw:transform="rotate (2.00485971176589) translate (14.4019478449057cm 19.3432257259271cm)" svg:viewBox="0 0 13793 4076" svg:d="m0 4076c12126 0 13793-4076 13793-4076l-167 362">
          <text:p/>
        </draw:path>
        <draw:frame draw:style-name="gr13" draw:text-style-name="P7" draw:layer="layout" svg:width="4.2cm" svg:height="1.673cm" svg:x="18.2cm" svg:y="17.729cm">
          <draw:text-box>
            <text:p text:style-name="P7">Subcritical temperature</text:p>
          </draw:text-box>
        </draw:frame>
        <draw:frame draw:style-name="gr14" draw:text-style-name="P8" draw:layer="layout" svg:width="1.014cm" svg:height="1.038cm" svg:x="10.9cm" svg:y="10.662cm">
          <draw:text-box>
            <text:p text:style-name="P8">H</text:p>
          </draw:text-box>
        </draw:frame>
        <draw:custom-shape draw:style-name="gr15" draw:text-style-name="P1" draw:layer="layout" svg:width="0.4cm" svg:height="0.4cm" svg:x="11.099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699cm" svg:y1="11.699cm" svg:x2="4.6cm" svg:y2="19.402cm">
          <text:p/>
        </draw:line>
        <draw:line draw:style-name="gr16" draw:text-style-name="P1" draw:layer="layout" svg:x1="14.699cm" svg:y1="11.699cm" svg:x2="14.699cm" svg:y2="19.402cm">
          <text:p/>
        </draw:line>
        <draw:line draw:style-name="gr16" draw:text-style-name="P1" draw:layer="layout" svg:x1="11.299cm" svg:y1="11.699cm" svg:x2="11.2cm" svg:y2="19.402cm">
          <text:p/>
        </draw:line>
        <draw:frame draw:style-name="gr17" draw:text-style-name="P4" draw:layer="layout" svg:width="3cm" svg:height="1.038cm" svg:x="19cm" svg:y="10cm">
          <draw:text-box>
            <text:p text:style-name="P4">Vapour</text:p>
          </draw:text-box>
        </draw:frame>
        <draw:frame draw:style-name="gr14" draw:text-style-name="P8" draw:layer="layout" svg:width="1.23cm" svg:height="1.064cm" svg:x="4.07cm" svg:y="19.5cm">
          <draw:text-box>
            <text:p text:style-name="P8">V<text:span text:style-name="T3">L</text:span></text:p>
          </draw:text-box>
        </draw:frame>
        <draw:frame draw:style-name="gr14" draw:text-style-name="P8" draw:layer="layout" svg:width="1.256cm" svg:height="1.064cm" svg:x="14.07cm" svg:y="19.5cm">
          <draw:text-box>
            <text:p text:style-name="P8">V<text:span text:style-name="T3">V</text:span></text:p>
          </draw:text-box>
        </draw:frame>
        <draw:frame draw:style-name="gr14" draw:text-style-name="P8" draw:layer="layout" svg:width="1.277cm" svg:height="1.064cm" svg:x="10.67cm" svg:y="19.5cm">
          <draw:text-box>
            <text:p text:style-name="P8">V<text:span text:style-name="T3">H</text:span></text:p>
          </draw:text-box>
        </draw:frame>
        <draw:line draw:style-name="gr18" draw:text-style-name="P1" draw:layer="layout" svg:x1="4.699cm" svg:y1="13.1cm" svg:x2="11.2cm" svg:y2="13.039cm">
          <text:p/>
        </draw:line>
        <draw:line draw:style-name="gr18" draw:text-style-name="P1" draw:layer="layout" svg:x1="11.299cm" svg:y1="13.039cm" svg:x2="14.701cm" svg:y2="13.042cm">
          <text:p/>
        </draw:line>
        <draw:frame draw:style-name="gr17" draw:text-style-name="P9" draw:layer="layout" svg:width="1.1cm" svg:height="0.962cm" svg:x="7.7cm" svg:y="13.039cm">
          <draw:text-box>
            <text:p text:style-name="P9">a</text:p>
          </draw:text-box>
        </draw:frame>
        <draw:frame draw:style-name="gr17" draw:text-style-name="P9" draw:layer="layout" svg:width="1.1cm" svg:height="0.962cm" svg:x="12.4cm" svg:y="13.039cm">
          <draw:text-box>
            <text:p text:style-name="P9">b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6T16:21:12</meta:creation-date>
    <dc:date>2014-09-26T17:59:12</dc:date>
    <dc:creator>Jeff Gomes</dc:creator>
    <meta:editing-duration>PT1H22M48S</meta:editing-duration>
    <meta:editing-cycles>3</meta:editing-cycles>
    <meta:generator>LibreOffice/3.5$Linux_X86_64 LibreOffice_project/350m1$Build-2</meta:generator>
    <meta:document-statistic meta:object-count="57"/>
  </office:meta>
</office:document-meta>
</file>